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37in"/>
    </style:style>
    <style:style style:name="co2" style:family="table-column">
      <style:table-column-properties fo:break-before="auto" style:column-width="1.0209in"/>
    </style:style>
    <style:style style:name="co3" style:family="table-column">
      <style:table-column-properties fo:break-before="auto" style:column-width="2.3646in"/>
    </style:style>
    <style:style style:name="co4" style:family="table-column">
      <style:table-column-properties fo:break-before="auto" style:column-width="1.6752in"/>
    </style:style>
    <style:style style:name="co5" style:family="table-column">
      <style:table-column-properties fo:break-before="auto" style:column-width="0.7925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3.4201in"/>
    </style:style>
    <style:style style:name="co8" style:family="table-column">
      <style:table-column-properties fo:break-before="auto" style:column-width="0.666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6" table:default-cell-style-name="ce3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PCODE</text:p>
          </table:table-cell>
          <table:table-cell table:style-name="ce2" office:value-type="string" calcext:value-type="string">
            <text:p>Module</text:p>
          </table:table-cell>
          <table:table-cell table:style-name="ce2" office:value-type="string" calcext:value-type="string">
            <text:p>ARGUMENTS</text:p>
          </table:table-cell>
          <table:table-cell table:style-name="ce2" office:value-type="string" calcext:value-type="string">
            <text:p>PUSH</text:p>
          </table:table-cell>
          <table:table-cell table:style-name="ce2" office:value-type="string" calcext:value-type="string">
            <text:p>POP</text:p>
          </table:table-cell>
          <table:table-cell table:style-name="ce2" office:value-type="string" calcext:value-type="string">
            <text:p>DESCRIPTION</text:p>
          </table:table-cell>
          <table:table-cell table:style-name="ce2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ute cosi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ute si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ute tange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cos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ute arc cosi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in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ute arc si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an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ute arc tange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an2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, f64 (y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ute arc tangent with 2 param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h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ute hyperbolic cosi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h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ute hyperbolic si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ute hyperbolic tange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cosh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ute area hyperbolic cosi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inh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ute area hyperbolic si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anh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ute area hyperbolic tange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ute exponential fun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ute natural logarit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g10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ute common logarit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2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ute binary exponential fun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logb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eger binary logarit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g2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ute binary logarit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w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, f64 (y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ise to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ute square roo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rt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ute cubic roo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ypot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, f64 (y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ute hyptenu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il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und up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und down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und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und to neare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nt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und to integral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ax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i64 (x), i64 (y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ger maximum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in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i64 (x), i64 (y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ger minimum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max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, f64(y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min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, f64(y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im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, f64(y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e differen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abs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i64 (x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eger compute absolute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bs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ute absolute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int_int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LibIO</text:p>
          </table:table-cell>
          <table:table-cell office:value-type="string" calcext:value-type="string">
            <text:p>i64 (x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 value of integ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int_float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LibIO</text:p>
          </table:table-cell>
          <table:table-cell office:value-type="string" calcext:value-type="string">
            <text:p>f64 (x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 value of floa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int_char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LibIO</text:p>
          </table:table-cell>
          <table:table-cell office:value-type="string" calcext:value-type="string">
            <text:p>c32 (x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 value of ch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int_bool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LibIO</text:p>
          </table:table-cell>
          <table:table-cell office:value-type="string" calcext:value-type="string">
            <text:p>b8 (x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 value of boole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ush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LibIO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lush output stre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line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LibIO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rite newline</text:p>
          </table:table-cell>
          <table:table-cell table:number-columns-repeated="1016"/>
        </table:table-row>
        <table:table-row table:style-name="ro1" table:number-rows-repeated="104853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5:Sheet1.D7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/00/0000</text:date>, <text:time style:data-style-name="N2" text:time-value="18:31:27.4973995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ario</meta:initial-creator>
    <meta:creation-date>2021-03-28T22:20:10Z</meta:creation-date>
    <dc:date>2021-10-12T19:31:09.580607015</dc:date>
    <meta:editing-duration>PT1H16M3S</meta:editing-duration>
    <meta:editing-cycles>12</meta:editing-cycles>
    <meta:document-statistic meta:table-count="1" meta:cell-count="287" meta:object-count="0"/>
  </office:meta>
</office:document-meta>
</file>